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6" style:parent-style-name="DefaultParagraphFont" style:family="text">
      <style:text-properties fo:font-weight="bold" style:font-weight-asian="bold" fo:language="en" fo:country="US"/>
    </style:style>
    <style:style style:name="T7" style:parent-style-name="DefaultParagraphFont" style:family="text">
      <style:text-properties fo:font-weight="bold" style:font-weight-asian="bold"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font-weight="bold" style:font-weight-asian="bold" fo:language="en" fo:country="US"/>
    </style:style>
    <style:style style:name="T13" style:parent-style-name="DefaultParagraphFont" style:family="text">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span text:style-name="T6">Runtimes</text:span><text:span text:style-name="T7">:</text:span></text:p>
      <text:p text:style-name="Normal"><text:span text:style-name="T8">Remember big O and shit? Basically, we compare runtimes by comparing the number of steps taken. The steps are usually denoted with the letter ‘n’, which in big O is converted to some math formula like ‘</text:span><draw:frame draw:style-name="a0" text:anchor-type="as-char" svg:x="0in" svg:y="0in" svg:width="0.15625in" svg:height="0.17708in" style:rel-width="scale" style:rel-height="scale"><draw:object xlink:href="Object 1/" xlink:type="simple" xlink:show="embed" xlink:actuate="onLoad"/></draw:frame><text:span text:style-name="T9">’ or ‘</text:span><draw:frame draw:style-name="a1" text:anchor-type="as-char" svg:x="0in" svg:y="0in" svg:width="0.42708in" svg:height="0.17708in" style:rel-width="scale" style:rel-height="scale"><draw:object xlink:href="Object 2/" xlink:type="simple" xlink:show="embed" xlink:actuate="onLoad"/></draw:frame><text:span text:style-name="T10">’. With these, we usually see ‘n’ as being the “Worst case scenario” because let’s be honest, the worst-case scenario will always occur. ALWAYS.</text:span></text:p>
      <text:p text:style-name="P11"/>
      <text:p text:style-name="Normal"><text:span text:style-name="T12">Difference between O, Omega, and Theta:</text:span><text:span text:style-name="T13"><text:line-break/>Big O provides us with the worst-case scenario, aka. What is the maximum time a program can run.</text:span></text:p>
      <text:p text:style-name="P14">Big Omega on the other hand is the best-case scenario aka. What is the minimum time a program can take to run.</text:p>
      <text:p text:style-name="P15">Big Theta basically refers to timeframes between Omega and O. The small snitch glitch about Theta though is that it doesn’t really work for low inputs of n, where the time can exceed O or be lower than Omega (This presumably due to computation shenanigans, such as cashing and initialization of variables).</text:p>
      <text:p text:style-name="P16"/>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office:automatic-styles>
  <office:master-styles>
    <style:master-page style:name="MP0" style:page-layout-name="PL0">
      <style:header>
        <text:p text:style-name="Header"><text:span text:style-name="T2">Algorithms &amp; Data Structures</text:span><text:span text:style-name="T3"><text:tab/></text:span><text:span text:style-name="T4">Analyzing Algorithms</text:span><text:span text:style-name="T5"><text:tab/>13/09/2018</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ld Baka</meta:initial-creator>
    <dc:creator>Alia</dc:creator>
    <meta:creation-date>2018-09-12T18:18:00Z</meta:creation-date>
    <dc:date>2018-09-12T18:18:00Z</dc:date>
    <meta:template xlink:href="Normal" xlink:type="simple"/>
    <meta:editing-cycles>2</meta:editing-cycles>
    <meta:editing-duration>PT60S</meta:editing-duration>
    <meta:document-statistic meta:page-count="1" meta:paragraph-count="1" meta:word-count="131" meta:character-count="936" meta:row-count="6" meta:non-whitespace-character-count="806"/>
  </office:meta>
</office:document-meta>
</file>

<file path=Object 1/content.xml><?xml version="1.0" encoding="utf-8"?>
<mml:math xmlns:mml="http://www.w3.org/1998/Math/MathML" xmlns:m="http://schemas.openxmlformats.org/officeDocument/2006/math">
  <mml:msup>
    <mml:mrow>
      <mml:mi>n</mml:mi>
    </mml:mrow>
    <mml:mrow>
      <mml:mn>2</mml:mn>
    </mml:mrow>
  </mml:msup>
</mml:math>
</file>

<file path=Object 2/content.xml><?xml version="1.0" encoding="utf-8"?>
<mml:math xmlns:mml="http://www.w3.org/1998/Math/MathML" xmlns:m="http://schemas.openxmlformats.org/officeDocument/2006/math">
  <mml:mi>n</mml:mi>
  <mml:mrow>
    <mml:mrow>
      <mml:mi mathvariant="normal">log</mml:mi>
    </mml:mrow>
    <mml:mo>⁡</mml:mo>
    <mml:mrow>
      <mml:mi>n</mml:mi>
    </mml:mrow>
  </mml:mrow>
</mml:math>
</file>